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paragraph-properties fo:margin-left="0cm" fo:text-indent="0cm" style:auto-text-indent="false"/>
      <style:text-properties officeooo:rsid="0036a446" officeooo:paragraph-rsid="0036a446"/>
    </style:style>
    <style:style style:name="P2" style:family="paragraph" style:parent-style-name="Quotations">
      <style:paragraph-properties fo:margin-left="0cm" fo:text-indent="0cm" style:auto-text-indent="false"/>
      <style:text-properties officeooo:paragraph-rsid="0036a446"/>
    </style:style>
    <style:style style:name="P3" style:family="paragraph" style:parent-style-name="Quotations">
      <style:paragraph-properties fo:margin-left="0cm" fo:text-indent="0cm" style:auto-text-indent="false"/>
      <style:text-properties fo:font-size="20pt" officeooo:paragraph-rsid="0036a446" style:font-size-asian="20pt" style:font-size-complex="20pt"/>
    </style:style>
    <style:style style:name="P4" style:family="paragraph" style:parent-style-name="Quotations">
      <style:paragraph-properties fo:margin-left="0cm" fo:text-indent="0cm" style:auto-text-indent="false"/>
      <style:text-properties fo:font-size="20pt" officeooo:paragraph-rsid="004ba3dd" style:font-size-asian="20pt" style:font-size-complex="20pt"/>
    </style:style>
    <style:style style:name="P5" style:family="paragraph" style:parent-style-name="Quotations">
      <style:paragraph-properties fo:margin-left="0cm" fo:text-indent="0cm" style:auto-text-indent="false"/>
      <style:text-properties officeooo:paragraph-rsid="004ba3dd"/>
    </style:style>
    <style:style style:name="T1" style:family="text">
      <style:text-properties officeooo:rsid="00515175"/>
    </style:style>
    <style:style style:name="T2" style:family="text">
      <style:text-properties fo:color="#2a6099" loext:opacity="100%"/>
    </style:style>
    <style:style style:name="T3" style:family="text">
      <style:text-properties officeooo:rsid="004ba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ard.code" text:name="py3o.card.code"/>
        <text:user-field-decl office:value-type="string" office:string-value="comany_id.name" text:name="py3o.o.company_id.name"/>
      </text:user-field-decls>
      <text:p text:style-name="P1"><text:hidden-paragraph text:condition="ooow:&lt;py3o:doc xmlns:py3o=&quot;http://py3o.org&quot;/&gt;" text:is-hidden="true"/></text:p>
      <text:p text:style-name="P1"><text:hidden-paragraph text:condition="ooow:&lt;py3o:doc xmlns:py3o=&quot;http://py3o.org&quot;/&gt;" text:is-hidden="true"/></text:p>
      <text:p text:style-name="P2"><text:a xlink:type="simple" xlink:href="py3o://for=%22o%20in%20objects%22" text:style-name="Internet_20_link" text:visited-style-name="Visited_20_Internet_20_Link"><text:span text:style-name="T1">for="o in objects"</text:span></text:a></text:p>
      <text:p text:style-name="P3">Cliente: <text:span text:style-name="T2">${o.partner_id.name}</text:span></text:p>
      <text:p text:style-name="P4">Orden: <text:span text:style-name="T2">${o.name}</text:span></text:p>
      <text:p text:style-name="P5"><text:a xlink:type="simple" xlink:href="py3o://for=%22card%20in%20o.gift_card_ids%22" text:style-name="Internet_20_link" text:visited-style-name="Visited_20_Internet_20_Link">for="card in o.gift_card_ids"</text:a></text:p>
      <text:p text:style-name="P4">Código: <text:span text:style-name="T2">${card.code}</text:span></text:p>
      <text:p text:style-name="P5"><text:a xlink:type="simple" xlink:href="py3o:///for" text:style-name="Internet_20_link" text:visited-style-name="Visited_20_Internet_20_Link">//for</text:a></text:p>
      <text:p text:style-name="P2"><text:a xlink:type="simple" xlink:href="py3o:///for" text:style-name="Internet_20_link" text:visited-style-name="Visited_20_Internet_20_Link"><text:span text:style-name="T3">/</text:span><text:span text:style-name="T1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7:17:48.651040100</meta:creation-date>
    <dc:date>2025-12-19T12:17:55.642080200</dc:date>
    <meta:editing-duration>PT12H32M43S</meta:editing-duration>
    <meta:editing-cycles>4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7" meta:word-count="14" meta:character-count="122" meta:non-whitespace-character-count="115"/>
  </office:meta>
</office:document-meta>
</file>